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88c" officeooo:paragraph-rsid="0019a88c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9a88c" officeooo:paragraph-rsid="0019a88c" style:font-size-asian="22pt" style:font-weight-asian="bold" style:font-size-complex="22pt" style:font-weight-complex="bold"/>
    </style:style>
    <style:style style:name="T1" style:family="text">
      <style:text-properties officeooo:rsid="001b7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</text:p>
      <text:p text:style-name="P1"/>
      <text:p text:style-name="P1">- Don't use NCEP reanalysis 1 or 2</text:p>
      <text:p text:style-name="P1"><text:tab/>-<text:span text:style-name="T1">CFSR may be useable</text:span></text:p>
      <text:p text:style-name="P1">- Era-Interim</text:p>
      <text:p text:style-name="P1">-NERRA</text:p>
      <text:p text:style-name="P1">-C20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9:00:44.119955109</meta:creation-date>
    <dc:date>2016-07-12T09:31:42.104549383</dc:date>
    <meta:editing-duration>PT47S</meta:editing-duration>
    <meta:editing-cycles>1</meta:editing-cycles>
    <meta:document-statistic meta:table-count="0" meta:image-count="0" meta:object-count="0" meta:page-count="1" meta:paragraph-count="6" meta:word-count="18" meta:character-count="84" meta:non-whitespace-character-count="71"/>
    <meta:generator>LibreOffice/4.2.8.2$Linux_X86_64 LibreOffice_project/420m0$Build-2</meta:generator>
  </office:meta>
</office:document-meta>
</file>